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32251468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957cm" draw:shadow="hidden"/>
    </style:style>
    <style:style style:name="gr2" style:family="graphic" style:parent-style-name="standard">
      <style:graphic-properties draw:stroke="solid" svg:stroke-color="#000000" draw:fill="none" draw:fill-color="#ffffff" fo:min-height="1.98cm"/>
    </style:style>
    <style:style style:name="gr3" style:family="graphic" style:parent-style-name="standard">
      <style:graphic-properties draw:stroke="solid" svg:stroke-color="#000000" draw:fill="none" draw:fill-color="#ffffff" fo:min-height="1.98cm"/>
    </style:style>
    <style:style style:name="gr4" style:family="graphic" style:parent-style-name="standard">
      <style:graphic-properties draw:stroke="solid" svg:stroke-color="#000000" draw:fill="none" draw:fill-color="#ffffff" fo:min-height="32.56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92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7.693cm" svg:height="3.207cm" svg:x="1cm" svg:y="1cm">
          <draw:text-box>
            <text:p/>
          </draw:text-box>
        </draw:frame>
        <draw:frame draw:style-name="gr2" draw:text-style-name="P2" draw:layer="layout" svg:width="18.17cm" svg:height="2.23cm" svg:x="1cm" svg:y="38.782cm">
          <draw:text-box>
            <text:p/>
          </draw:text-box>
        </draw:frame>
        <draw:frame draw:style-name="gr3" draw:text-style-name="P4" draw:layer="layout" svg:width="8.887cm" svg:height="2.23cm" svg:x="19.732cm" svg:y="38.782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132cm" svg:height="32.814cm" svg:x="22.078cm" svg:y="5.333cm">
          <draw:text-box>
            <text:p/>
          </draw:text-box>
        </draw:frame>
        <draw:custom-shape draw:style-name="gr5" draw:text-style-name="P6" draw:layer="layout" svg:width="20.351cm" svg:height="32.814cm" svg:x="1cm" svg:y="5.33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7.693cm" svg:height="3.175cm" svg:x="1cm" svg:y="1cm">
          <draw:text-box>
            <text:p/>
          </draw:text-box>
        </draw:frame>
        <draw:frame draw:style-name="gr7" draw:text-style-name="P6" draw:layer="layout" svg:width="8.817cm" svg:height="1.762cm" svg:x="19.676cm" svg:y="39.15cm">
          <draw:image xlink:href="Pictures/10000201000000FA00000032251468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06T12:10:30</dc:date>
    <meta:editing-cycles>10</meta:editing-cycles>
    <meta:editing-duration>PT01H02M22S</meta:editing-duration>
    <dc:creator>Francois Biest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